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30.334cm" svg:height="11.43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33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05T16:39:06</meta:creation-date>
    <dc:date>2012-12-05T18:06:58</dc:date>
    <meta:editing-duration>PT00H10M45S</meta:editing-duration>
    <meta:editing-cycles>2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Calibri" fo:font-size="20pt" style:font-size-asian="20pt" style:font-size-complex="2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style:font-size-asian="20pt" style:font-size-complex="20pt"/>
    </style:style>
    <style:style style:name="ch5" style:family="chart">
      <style:chart-properties chart:auto-position="true" style:rotation-angle="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6" style:family="chart" style:data-style-name="N10">
      <style:chart-properties chart:display-label="true" chart:tick-marks-minor-inner="false" chart:tick-marks-minor-outer="true" chart:logarithmic="false" chart:maximum="1" chart:interval-major="0.1" chart:interval-minor-divisor="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style:font-size-asian="20pt" style:font-size-complex="20pt"/>
    </style:style>
    <style:style style:name="ch7" style:family="chart">
      <style:chart-properties chart:auto-position="true" style:rotation-angle="9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0">
      <style:chart-properties chart:symbol-type="named-symbol" chart:symbol-name="arrow-right" chart:symbol-width="0.494cm" chart:symbol-height="0.494cm" chart:link-data-style-to-source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10">
      <style:chart-properties chart:symbol-type="automatic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0.335cm" svg:height="11.431cm" xlink:href="." chart:class="chart:scatter" chart:style-name="ch1">
        <chart:legend chart:legend-position="end" svg:x="22.389cm" svg:y="4.108cm" chart:style-name="ch2"/>
        <chart:plot-area chart:style-name="ch3" chart:data-source-has-labels="both" svg:x="1.011cm" svg:y="0.228cm" svg:width="20.773cm" svg:height="10.72cm">
          <chart:axis chart:dimension="x" chart:name="primary-x" chart:style-name="ch4">
            <chart:title svg:x="2.555cm" svg:y="10.154cm" chart:style-name="ch5">
              <text:p>Aggregated Predictions (beyond the initial KB)</text:p>
            </chart:title>
            <chart:categories table:cell-range-address="local-table.$A$2:.$A$65"/>
          </chart:axis>
          <chart:axis chart:dimension="y" chart:name="primary-y" chart:style-name="ch6">
            <chart:title svg:x="0.607cm" svg:y="9.377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local-table.$C$2:.$C$65" chart:label-cell-address="local-table.$C$1" chart:class="chart:scatter">
            <chart:domain table:cell-range-address="local-table.$B$2:.$B$65"/>
            <chart:data-point chart:repeated="64"/>
          </chart:series>
          <chart:series chart:style-name="ch10" chart:values-cell-range-address="local-table.$E$2:.$E$65" chart:label-cell-address="local-table.$E$1" chart:class="chart:scatter">
            <chart:domain table:cell-range-address="local-table.$D$2:.$D$65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</text:p>
              </table:table-cell>
              <table:table-cell office:value-type="string">
                <text:p/>
              </table:table-cell>
              <table:table-cell office:value-type="string">
                <text:p>Standard Confid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6">
                <text:p>5066</text:p>
              </table:table-cell>
              <table:table-cell office:value-type="float" office:value="0.982163629313687">
                <text:p>0.982163629313687</text:p>
              </table:table-cell>
              <table:table-cell office:value-type="float" office:value="5066">
                <text:p>5066</text:p>
              </table:table-cell>
              <table:table-cell office:value-type="float" office:value="0.982163629313687">
                <text:p>0.9821636293136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42">
                <text:p>18042</text:p>
              </table:table-cell>
              <table:table-cell office:value-type="float" office:value="0.399193188287613">
                <text:p>0.399193188287613</text:p>
              </table:table-cell>
              <table:table-cell office:value-type="float" office:value="5372">
                <text:p>5372</text:p>
              </table:table-cell>
              <table:table-cell office:value-type="float" office:value="0.926217599795818">
                <text:p>0.926217599795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617">
                <text:p>93617</text:p>
              </table:table-cell>
              <table:table-cell office:value-type="float" office:value="0.319103833348589">
                <text:p>0.319103833348589</text:p>
              </table:table-cell>
              <table:table-cell office:value-type="float" office:value="5526">
                <text:p>5526</text:p>
              </table:table-cell>
              <table:table-cell office:value-type="float" office:value="0.900648932419399">
                <text:p>0.90064893241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30">
                <text:p>98730</text:p>
              </table:table-cell>
              <table:table-cell office:value-type="float" office:value="0.328351054699132">
                <text:p>0.328351054699132</text:p>
              </table:table-cell>
              <table:table-cell office:value-type="float" office:value="5804">
                <text:p>5804</text:p>
              </table:table-cell>
              <table:table-cell office:value-type="float" office:value="0.885226261592853">
                <text:p>0.885226261592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08">
                <text:p>99008</text:p>
              </table:table-cell>
              <table:table-cell office:value-type="float" office:value="0.329053883041579">
                <text:p>0.329053883041579</text:p>
              </table:table-cell>
              <table:table-cell office:value-type="float" office:value="6298">
                <text:p>6298</text:p>
              </table:table-cell>
              <table:table-cell office:value-type="float" office:value="0.87174079223024">
                <text:p>0.87174079223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02">
                <text:p>99502</text:p>
              </table:table-cell>
              <table:table-cell office:value-type="float" office:value="0.33096155996223">
                <text:p>0.33096155996223</text:p>
              </table:table-cell>
              <table:table-cell office:value-type="float" office:value="6770">
                <text:p>6770</text:p>
              </table:table-cell>
              <table:table-cell office:value-type="float" office:value="0.81096359076308">
                <text:p>0.81096359076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600">
                <text:p>99600</text:p>
              </table:table-cell>
              <table:table-cell office:value-type="float" office:value="0.33143946257726">
                <text:p>0.33143946257726</text:p>
              </table:table-cell>
              <table:table-cell office:value-type="float" office:value="40243">
                <text:p>40243</text:p>
              </table:table-cell>
              <table:table-cell office:value-type="float" office:value="0.238128235884282">
                <text:p>0.2381282358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06">
                <text:p>99906</text:p>
              </table:table-cell>
              <table:table-cell office:value-type="float" office:value="0.330424303572309">
                <text:p>0.330424303572309</text:p>
              </table:table-cell>
              <table:table-cell office:value-type="float" office:value="46506">
                <text:p>46506</text:p>
              </table:table-cell>
              <table:table-cell office:value-type="float" office:value="0.218268975230393">
                <text:p>0.21826897523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81">
                <text:p>131481</text:p>
              </table:table-cell>
              <table:table-cell office:value-type="float" office:value="0.305528272524556">
                <text:p>0.305528272524556</text:p>
              </table:table-cell>
              <table:table-cell office:value-type="float" office:value="50085">
                <text:p>50085</text:p>
              </table:table-cell>
              <table:table-cell office:value-type="float" office:value="0.204473285182665">
                <text:p>0.204473285182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876">
                <text:p>164876</text:p>
              </table:table-cell>
              <table:table-cell office:value-type="float" office:value="0.264495350226983">
                <text:p>0.264495350226983</text:p>
              </table:table-cell>
              <table:table-cell office:value-type="float" office:value="50588">
                <text:p>50588</text:p>
              </table:table-cell>
              <table:table-cell office:value-type="float" office:value="0.206302250208498">
                <text:p>0.206302250208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069">
                <text:p>217069</text:p>
              </table:table-cell>
              <table:table-cell office:value-type="float" office:value="0.200898955465884">
                <text:p>0.200898955465884</text:p>
              </table:table-cell>
              <table:table-cell office:value-type="float" office:value="50686">
                <text:p>50686</text:p>
              </table:table-cell>
              <table:table-cell office:value-type="float" office:value="0.20748237317762">
                <text:p>0.20748237317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388">
                <text:p>230388</text:p>
              </table:table-cell>
              <table:table-cell office:value-type="float" office:value="0.243872013840777">
                <text:p>0.243872013840777</text:p>
              </table:table-cell>
              <table:table-cell office:value-type="float" office:value="50976">
                <text:p>50976</text:p>
              </table:table-cell>
              <table:table-cell office:value-type="float" office:value="0.210721560778675">
                <text:p>0.210721560778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489">
                <text:p>231489</text:p>
              </table:table-cell>
              <table:table-cell office:value-type="float" office:value="0.243585602453754">
                <text:p>0.243585602453754</text:p>
              </table:table-cell>
              <table:table-cell office:value-type="float" office:value="51410">
                <text:p>51410</text:p>
              </table:table-cell>
              <table:table-cell office:value-type="float" office:value="0.212482566731836">
                <text:p>0.212482566731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330">
                <text:p>236330</text:p>
              </table:table-cell>
              <table:table-cell office:value-type="float" office:value="0.239786765129177">
                <text:p>0.239786765129177</text:p>
              </table:table-cell>
              <table:table-cell office:value-type="float" office:value="51746">
                <text:p>51746</text:p>
              </table:table-cell>
              <table:table-cell office:value-type="float" office:value="0.211102863133067">
                <text:p>0.211102863133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473">
                <text:p>248473</text:p>
              </table:table-cell>
              <table:table-cell office:value-type="float" office:value="0.234417012982757">
                <text:p>0.234417012982757</text:p>
              </table:table-cell>
              <table:table-cell office:value-type="float" office:value="71922">
                <text:p>71922</text:p>
              </table:table-cell>
              <table:table-cell office:value-type="float" office:value="0.177328030860166">
                <text:p>0.177328030860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627">
                <text:p>248627</text:p>
              </table:table-cell>
              <table:table-cell office:value-type="float" office:value="0.234271814673647">
                <text:p>0.234271814673647</text:p>
              </table:table-cell>
              <table:table-cell office:value-type="float" office:value="72225">
                <text:p>72225</text:p>
              </table:table-cell>
              <table:table-cell office:value-type="float" office:value="0.178449784105936">
                <text:p>0.178449784105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168">
                <text:p>270168</text:p>
              </table:table-cell>
              <table:table-cell office:value-type="float" office:value="0.294057146326845">
                <text:p>0.294057146326845</text:p>
              </table:table-cell>
              <table:table-cell office:value-type="float" office:value="73326">
                <text:p>73326</text:p>
              </table:table-cell>
              <table:table-cell office:value-type="float" office:value="0.179906699663876">
                <text:p>0.179906699663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431">
                <text:p>276431</text:p>
              </table:table-cell>
              <table:table-cell office:value-type="float" office:value="0.289448916634547">
                <text:p>0.289448916634547</text:p>
              </table:table-cell>
              <table:table-cell office:value-type="float" office:value="93502">
                <text:p>93502</text:p>
              </table:table-cell>
              <table:table-cell office:value-type="float" office:value="0.151031771558169">
                <text:p>0.151031771558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168">
                <text:p>301168</text:p>
              </table:table-cell>
              <table:table-cell office:value-type="float" office:value="0.269090365470296">
                <text:p>0.269090365470296</text:p>
              </table:table-cell>
              <table:table-cell office:value-type="float" office:value="93778">
                <text:p>93778</text:p>
              </table:table-cell>
              <table:table-cell office:value-type="float" office:value="0.151659847845701">
                <text:p>0.151659847845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602">
                <text:p>301602</text:p>
              </table:table-cell>
              <table:table-cell office:value-type="float" office:value="0.269306548568603">
                <text:p>0.269306548568603</text:p>
              </table:table-cell>
              <table:table-cell office:value-type="float" office:value="94866">
                <text:p>94866</text:p>
              </table:table-cell>
              <table:table-cell office:value-type="float" office:value="0.150858549296914">
                <text:p>0.150858549296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756">
                <text:p>301756</text:p>
              </table:table-cell>
              <table:table-cell office:value-type="float" office:value="0.269623272326726">
                <text:p>0.269623272326726</text:p>
              </table:table-cell>
              <table:table-cell office:value-type="float" office:value="108323">
                <text:p>108323</text:p>
              </table:table-cell>
              <table:table-cell office:value-type="float" office:value="0.132117344770742">
                <text:p>0.132117344770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702">
                <text:p>314702</text:p>
              </table:table-cell>
              <table:table-cell office:value-type="float" office:value="0.26271347721719">
                <text:p>0.26271347721719</text:p>
              </table:table-cell>
              <table:table-cell office:value-type="float" office:value="108404">
                <text:p>108404</text:p>
              </table:table-cell>
              <table:table-cell office:value-type="float" office:value="0.132035737605929">
                <text:p>0.132035737605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6537">
                <text:p>326537</text:p>
              </table:table-cell>
              <table:table-cell office:value-type="float" office:value="0.289378498619477">
                <text:p>0.289378498619477</text:p>
              </table:table-cell>
              <table:table-cell office:value-type="float" office:value="108732">
                <text:p>108732</text:p>
              </table:table-cell>
              <table:table-cell office:value-type="float" office:value="0.131800310854621">
                <text:p>0.131800310854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116">
                <text:p>330116</text:p>
              </table:table-cell>
              <table:table-cell office:value-type="float" office:value="0.286514480758331">
                <text:p>0.286514480758331</text:p>
              </table:table-cell>
              <table:table-cell office:value-type="float" office:value="108861">
                <text:p>108861</text:p>
              </table:table-cell>
              <table:table-cell office:value-type="float" office:value="0.131699714981232">
                <text:p>0.131699714981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2918">
                <text:p>342918</text:p>
              </table:table-cell>
              <table:table-cell office:value-type="float" office:value="0.278771647588509">
                <text:p>0.278771647588509</text:p>
              </table:table-cell>
              <table:table-cell office:value-type="float" office:value="118853">
                <text:p>118853</text:p>
              </table:table-cell>
              <table:table-cell office:value-type="float" office:value="0.120627688594919">
                <text:p>0.120627688594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6391">
                <text:p>376391</text:p>
              </table:table-cell>
              <table:table-cell office:value-type="float" office:value="0.264853800794868">
                <text:p>0.264853800794868</text:p>
              </table:table-cell>
              <table:table-cell office:value-type="float" office:value="119011">
                <text:p>119011</text:p>
              </table:table-cell>
              <table:table-cell office:value-type="float" office:value="0.120556726841638">
                <text:p>0.120556726841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299">
                <text:p>390299</text:p>
              </table:table-cell>
              <table:table-cell office:value-type="float" office:value="0.256534940164531">
                <text:p>0.256534940164531</text:p>
              </table:table-cell>
              <table:table-cell office:value-type="float" office:value="119519">
                <text:p>119519</text:p>
              </table:table-cell>
              <table:table-cell office:value-type="float" office:value="0.120781408088847">
                <text:p>0.120781408088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3973">
                <text:p>403973</text:p>
              </table:table-cell>
              <table:table-cell office:value-type="float" office:value="0.264218176449587">
                <text:p>0.264218176449587</text:p>
              </table:table-cell>
              <table:table-cell office:value-type="float" office:value="119833">
                <text:p>119833</text:p>
              </table:table-cell>
              <table:table-cell office:value-type="float" office:value="0.120623760485049">
                <text:p>0.120623760485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9879">
                <text:p>119879</text:p>
              </table:table-cell>
              <table:table-cell office:value-type="float" office:value="0.120589606067264">
                <text:p>0.120589606067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352">
                <text:p>153352</text:p>
              </table:table-cell>
              <table:table-cell office:value-type="float" office:value="0.121635855264658">
                <text:p>0.121635855264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388">
                <text:p>153388</text:p>
              </table:table-cell>
              <table:table-cell office:value-type="float" office:value="0.121609578739162">
                <text:p>0.121609578739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468">
                <text:p>153468</text:p>
              </table:table-cell>
              <table:table-cell office:value-type="float" office:value="0.121546185938714">
                <text:p>0.12154618593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581">
                <text:p>153581</text:p>
              </table:table-cell>
              <table:table-cell office:value-type="float" office:value="0.121464032677146">
                <text:p>0.121464032677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3658">
                <text:p>163658</text:p>
              </table:table-cell>
              <table:table-cell office:value-type="float" office:value="0.132719718054189">
                <text:p>0.132719718054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493">
                <text:p>175493</text:p>
              </table:table-cell>
              <table:table-cell office:value-type="float" office:value="0.130151922275896">
                <text:p>0.13015192227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574">
                <text:p>175574</text:p>
              </table:table-cell>
              <table:table-cell office:value-type="float" office:value="0.130101386091407">
                <text:p>0.130101386091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902">
                <text:p>175902</text:p>
              </table:table-cell>
              <table:table-cell office:value-type="float" office:value="0.130110482044784">
                <text:p>0.13011048204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6031">
                <text:p>176031</text:p>
              </table:table-cell>
              <table:table-cell office:value-type="float" office:value="0.130032321858111">
                <text:p>0.130032321858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023">
                <text:p>186023</text:p>
              </table:table-cell>
              <table:table-cell office:value-type="float" office:value="0.130120165333083">
                <text:p>0.130120165333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181">
                <text:p>186181</text:p>
              </table:table-cell>
              <table:table-cell office:value-type="float" office:value="0.13004394585432">
                <text:p>0.13004394585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689">
                <text:p>186689</text:p>
              </table:table-cell>
              <table:table-cell office:value-type="float" office:value="0.129982204675776">
                <text:p>0.12998220467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7003">
                <text:p>187003</text:p>
              </table:table-cell>
              <table:table-cell office:value-type="float" office:value="0.129967517967006">
                <text:p>0.129967517967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7049">
                <text:p>187049</text:p>
              </table:table-cell>
              <table:table-cell office:value-type="float" office:value="0.129947218139006">
                <text:p>0.129947218139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522">
                <text:p>220522</text:p>
              </table:table-cell>
              <table:table-cell office:value-type="float" office:value="0.122910446121272">
                <text:p>0.122910446121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558">
                <text:p>220558</text:p>
              </table:table-cell>
              <table:table-cell office:value-type="float" office:value="0.12289354352936">
                <text:p>0.1228935435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638">
                <text:p>220638</text:p>
              </table:table-cell>
              <table:table-cell office:value-type="float" office:value="0.12284898419016">
                <text:p>0.1228489841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751">
                <text:p>220751</text:p>
              </table:table-cell>
              <table:table-cell office:value-type="float" office:value="0.122795886537523">
                <text:p>0.122795886537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0828">
                <text:p>230828</text:p>
              </table:table-cell>
              <table:table-cell office:value-type="float" office:value="0.13140809364487">
                <text:p>0.1314080936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2663">
                <text:p>242663</text:p>
              </table:table-cell>
              <table:table-cell office:value-type="float" office:value="0.129956961125795">
                <text:p>0.12995696112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3194">
                <text:p>243194</text:p>
              </table:table-cell>
              <table:table-cell office:value-type="float" office:value="0.129764679644464">
                <text:p>0.129764679644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3289">
                <text:p>243289</text:p>
              </table:table-cell>
              <table:table-cell office:value-type="float" office:value="0.129714008859651">
                <text:p>0.129714008859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5432">
                <text:p>255432</text:p>
              </table:table-cell>
              <table:table-cell office:value-type="float" office:value="0.129723307045875">
                <text:p>0.129723307045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8751">
                <text:p>268751</text:p>
              </table:table-cell>
              <table:table-cell office:value-type="float" office:value="0.170730569655662">
                <text:p>0.170730569655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1553">
                <text:p>281553</text:p>
              </table:table-cell>
              <table:table-cell office:value-type="float" office:value="0.166564777655602">
                <text:p>0.166564777655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1908">
                <text:p>281908</text:p>
              </table:table-cell>
              <table:table-cell office:value-type="float" office:value="0.166799017187773">
                <text:p>0.166799017187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2337">
                <text:p>282337</text:p>
              </table:table-cell>
              <table:table-cell office:value-type="float" office:value="0.166545572621975">
                <text:p>0.166545572621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6288">
                <text:p>286288</text:p>
              </table:table-cell>
              <table:table-cell office:value-type="float" office:value="0.168534830766097">
                <text:p>0.168534830766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1129">
                <text:p>291129</text:p>
              </table:table-cell>
              <table:table-cell office:value-type="float" office:value="0.165732371664672">
                <text:p>0.165732371664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2704">
                <text:p>322704</text:p>
              </table:table-cell>
              <table:table-cell office:value-type="float" office:value="0.17170314578521">
                <text:p>0.17170314578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3089">
                <text:p>323089</text:p>
              </table:table-cell>
              <table:table-cell office:value-type="float" office:value="0.171498540518155">
                <text:p>0.171498540518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0353">
                <text:p>370353</text:p>
              </table:table-cell>
              <table:table-cell office:value-type="float" office:value="0.155196771009064">
                <text:p>0.155196771009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5244">
                <text:p>375244</text:p>
              </table:table-cell>
              <table:table-cell office:value-type="float" office:value="0.159816860145102">
                <text:p>0.159816860145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5994">
                <text:p>375994</text:p>
              </table:table-cell>
              <table:table-cell office:value-type="float" office:value="0.159567380415681">
                <text:p>0.159567380415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7240">
                <text:p>377240</text:p>
              </table:table-cell>
              <table:table-cell office:value-type="float" office:value="0.159188885128793">
                <text:p>0.159188885128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